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face style:name="monospace" svg:font-family="monospace"/>
  </office:font-face-decls>
  <office:automatic-styles>
    <style:style style:name="P1" style:family="paragraph" style:parent-style-name="Preformatted_20_Text">
      <style:paragraph-properties fo:text-align="center" style:justify-single-word="false"/>
      <style:text-properties fo:language="en" fo:country="US"/>
    </style:style>
    <style:style style:name="P2" style:family="paragraph" style:parent-style-name="Preformatted_20_Text">
      <style:text-properties fo:language="en" fo:country="US" fo:font-weight="bold" style:font-weight-asian="bold" style:font-weight-complex="bold"/>
    </style:style>
    <style:style style:name="P3" style:family="paragraph" style:parent-style-name="Preformatted_20_Text">
      <style:text-properties fo:language="en" fo:country="US"/>
    </style:style>
    <style:style style:name="P4" style:family="paragraph" style:parent-style-name="Preformatted_20_Text">
      <style:paragraph-properties fo:text-align="justify" style:justify-single-word="false"/>
      <style:text-properties fo:language="en" fo:country="US"/>
    </style:style>
    <style:style style:name="P5" style:family="paragraph" style:parent-style-name="Preformatted_20_Text">
      <style:paragraph-properties fo:text-align="justify" style:justify-single-word="false"/>
      <style:text-properties fo:language="en" fo:country="US" officeooo:paragraph-rsid="000b7e0b"/>
    </style:style>
    <style:style style:name="P6" style:family="paragraph" style:parent-style-name="Preformatted_20_Text">
      <style:paragraph-properties fo:text-align="justify" style:justify-single-word="false"/>
      <style:text-properties fo:language="en" fo:country="US" officeooo:paragraph-rsid="000c7760"/>
    </style:style>
    <style:style style:name="P7" style:family="paragraph" style:parent-style-name="Preformatted_20_Text">
      <style:paragraph-properties fo:text-align="justify" style:justify-single-word="false"/>
      <style:text-properties fo:language="en" fo:country="US" officeooo:paragraph-rsid="000c93b2"/>
    </style:style>
    <style:style style:name="P8" style:family="paragraph" style:parent-style-name="Preformatted_20_Text">
      <style:paragraph-properties fo:text-align="justify" style:justify-single-word="false"/>
      <style:text-properties fo:language="en" fo:country="US" officeooo:paragraph-rsid="000e89a5"/>
    </style:style>
    <style:style style:name="P9" style:family="paragraph" style:parent-style-name="Preformatted_20_Text">
      <style:paragraph-properties fo:text-align="justify" style:justify-single-word="false"/>
      <style:text-properties fo:language="en" fo:country="US" officeooo:paragraph-rsid="000fbc16"/>
    </style:style>
    <style:style style:name="P10" style:family="paragraph" style:parent-style-name="Preformatted_20_Text">
      <style:paragraph-properties fo:text-align="justify" style:justify-single-word="false"/>
      <style:text-properties fo:language="en" fo:country="US" officeooo:paragraph-rsid="0011b47a"/>
    </style:style>
    <style:style style:name="P11" style:family="paragraph" style:parent-style-name="Preformatted_20_Text">
      <style:paragraph-properties fo:text-align="justify" style:justify-single-word="false"/>
      <style:text-properties fo:language="en" fo:country="US" officeooo:paragraph-rsid="001297c9"/>
    </style:style>
    <style:style style:name="P12" style:family="paragraph" style:parent-style-name="Preformatted_20_Text">
      <style:text-properties fo:language="en" fo:country="US" style:text-underline-style="solid" style:text-underline-width="auto" style:text-underline-color="font-color"/>
    </style:style>
    <style:style style:name="P13" style:family="paragraph" style:parent-style-name="Preformatted_20_Text">
      <style:text-properties fo:language="en" fo:country="US" style:text-underline-style="solid" style:text-underline-width="auto" style:text-underline-color="font-color" officeooo:paragraph-rsid="000a7081"/>
    </style:style>
    <style:style style:name="P14" style:family="paragraph" style:parent-style-name="Preformatted_20_Text">
      <style:paragraph-properties fo:text-align="start" style:justify-single-word="false"/>
      <style:text-properties fo:language="en" fo:country="US" officeooo:paragraph-rsid="0008dcc9"/>
    </style:style>
    <style:style style:name="P15" style:family="paragraph" style:parent-style-name="Preformatted_20_Text">
      <style:text-properties fo:language="en" fo:country="US" officeooo:paragraph-rsid="0008dcc9"/>
    </style:style>
    <style:style style:name="P16" style:family="paragraph" style:parent-style-name="Preformatted_20_Text">
      <style:text-properties fo:language="en" fo:country="US" officeooo:paragraph-rsid="000a7081"/>
    </style:style>
    <style:style style:name="P17" style:family="paragraph" style:parent-style-name="Preformatted_20_Text">
      <style:text-properties fo:language="en" fo:country="US" officeooo:paragraph-rsid="0011b47a"/>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bold" officeooo:rsid="000fbc16" style:font-weight-asian="bold" style:font-weight-complex="bold"/>
    </style:style>
    <style:style style:name="T4" style:family="text">
      <style:text-properties fo:font-weight="bold" officeooo:rsid="001297c9"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b7e0b" style:font-style-asian="italic" style:font-style-complex="italic"/>
    </style:style>
    <style:style style:name="T7" style:family="text">
      <style:text-properties fo:font-style="italic" officeooo:rsid="000a7081" style:font-style-asian="italic" style:font-style-complex="italic"/>
    </style:style>
    <style:style style:name="T8" style:family="text">
      <style:text-properties officeooo:rsid="0008dcc9"/>
    </style:style>
    <style:style style:name="T9" style:family="text">
      <style:text-properties officeooo:rsid="000a7081"/>
    </style:style>
    <style:style style:name="T10" style:family="text">
      <style:text-properties officeooo:rsid="000c7760"/>
    </style:style>
    <style:style style:name="T11" style:family="text">
      <style:text-properties style:font-name="monospace" fo:font-weight="bold" style:font-weight-asian="bold" style:font-weight-complex="bold"/>
    </style:style>
    <style:style style:name="T12" style:family="text">
      <style:text-properties style:font-name="monospace" fo:font-weight="bold" officeooo:rsid="000fbc16" style:font-weight-asian="bold" style:font-weight-complex="bold"/>
    </style:style>
    <style:style style:name="T13" style:family="text">
      <style:text-properties style:font-name="monospace" fo:font-weight="bold" officeooo:rsid="0011b47a" style:font-weight-asian="bold" style:font-weight-complex="bold"/>
    </style:style>
    <style:style style:name="T14" style:family="text">
      <style:text-properties fo:font-style="normal" style:text-underline-style="solid" style:text-underline-width="auto" style:text-underline-color="font-color" fo:font-weight="bold" officeooo:rsid="0011b47a" style:font-style-asian="normal" style:font-weight-asian="bold" style:font-style-complex="normal" style:font-weight-complex="bold"/>
    </style:style>
    <style:style style:name="T15" style:family="text">
      <style:text-properties fo:font-style="normal" style:text-underline-style="none" fo:font-weight="bold" officeooo:rsid="000c93b2" style:font-style-asian="normal" style:font-weight-asian="bold" style:font-style-complex="normal" style:font-weight-complex="bold"/>
    </style:style>
    <style:style style:name="T16" style:family="text">
      <style:text-properties fo:font-style="normal" style:text-underline-style="none" fo:font-weight="bold" officeooo:rsid="000e89a5" style:font-style-asian="normal" style:font-weight-asian="bold" style:font-style-complex="normal" style:font-weight-complex="bold"/>
    </style:style>
    <style:style style:name="T17" style:family="text">
      <style:text-properties fo:font-style="normal" style:text-underline-style="none" fo:font-weight="bold" officeooo:rsid="000fbc16" style:font-style-asian="normal" style:font-weight-asian="bold" style:font-style-complex="normal" style:font-weight-complex="bold"/>
    </style:style>
    <style:style style:name="T18" style:family="text">
      <style:text-properties fo:font-style="normal" style:text-underline-style="none" fo:font-weight="bold" officeooo:rsid="0011b47a" style:font-style-asian="normal" style:font-weight-asian="bold" style:font-style-complex="normal" style:font-weight-complex="bold"/>
    </style:style>
    <style:style style:name="T19" style:family="text">
      <style:text-properties fo:font-style="normal" style:text-underline-style="none" fo:font-weight="bold" officeooo:rsid="001297c9" style:font-style-asian="normal" style:font-weight-asian="bold" style:font-style-complex="normal" style:font-weight-complex="bold"/>
    </style:style>
    <style:style style:name="T20" style:family="text">
      <style:text-properties officeooo:rsid="0011b47a"/>
    </style:style>
    <style:style style:name="T21" style:family="text">
      <style:text-properties officeooo:rsid="001297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Simulation Exercises for Operating Systems </text:span></text:p>
      <text:p text:style-name="P1">Shivakant Mishra </text:p>
      <text:p text:style-name="P1"/>
      <text:p text:style-name="P2">Simulation Exercise 1: Process Management Simulation </text:p>
      <text:p text:style-name="P3"/>
      <text:p text:style-name="P4"><text:span text:style-name="T2">Goal</text:span>: To simulate five process management functions: process creation, replacing the current process image with a new process image, process state transition, process scheduling, and context switching. </text:p>
      <text:p text:style-name="P3"/>
      <text:p text:style-name="P3">You will use Linux system calls such as fork(), wait(), pipe(),and sleep(). Read man pages of these system calls for details. </text:p>
      <text:p text:style-name="P3"/>
      <text:p text:style-name="P10">This simulation exercise consists of three types of Linux processes: commander <text:span text:style-name="T15">(main.c: </text:span><text:span text:style-name="T18">337-350</text:span><text:span text:style-name="T15">)</text:span>, process manager <text:span text:style-name="T15">(main.c: </text:span><text:span text:style-name="T18">386-634</text:span><text:span text:style-name="T15">)</text:span> , and reporter <text:span text:style-name="T15">(main.c: </text:span><text:span text:style-name="T18">355-381</text:span><text:span text:style-name="T15">)</text:span> . There 1s one commander process (this is the process that starts your simulation), one process manager process that is created by the commander process <text:span text:style-name="T15">(main.c: </text:span><text:span text:style-name="T18">651</text:span><text:span text:style-name="T15">)</text:span>, and a number of reporter processes that get created by the process manager, as needed. </text:p>
      <text:p text:style-name="P3"/>
      <text:p text:style-name="P12">Commander Process</text:p>
      <text:p text:style-name="P12"/>
      <text:p text:style-name="P4">The commander process first creates a pipe and then a process manager process. It then repeatedly reads commands (one command per second) from the standard input and passes them to the process manager process via the pipe. There are four types of commands: </text:p>
      <text:p text:style-name="P3"/>
      <text:p text:style-name="P3">1. <text:span text:style-name="T2">Q</text:span>: End of one unit of time. </text:p>
      <text:p text:style-name="P3">2. <text:span text:style-name="T2">U</text:span>: Unblock the first simulated process in blocked queue. </text:p>
      <text:p text:style-name="P3">3. <text:span text:style-name="T2">P</text:span>: Print the current state of the system. </text:p>
      <text:p text:style-name="P3">4. <text:span text:style-name="T2">T</text:span>: Print the average turnaround time, and terminate the system. </text:p>
      <text:p text:style-name="P3"/>
      <text:p text:style-name="P17">Command <text:span text:style-name="T2">T</text:span> appears exactly once, being the last command <text:span text:style-name="T15">(main.c: </text:span><text:span text:style-name="T18">607-625</text:span><text:span text:style-name="T15">)</text:span>. </text:p>
      <text:p text:style-name="P3"/>
      <text:p text:style-name="P3"><text:span text:style-name="T1">Simulated Process</text:span> </text:p>
      <text:p text:style-name="P3"/>
      <text:p text:style-name="P3">Process management simulation manages the execution of simulated processes. Each </text:p>
      <text:p text:style-name="P4">simulated process is comprised of a program that manipulates (sets/updates) the value of a single integer variable. Thus the state of a simulated process at any instant <text:span text:style-name="T10">i</text:span>s comprised of the value of its integer variable and the <text:span text:style-name="T1">value</text:span> of its program counter. A simulated process’ program consists of a sequence of instructions. There are seven types of instructions as follows: </text:p>
      <text:p text:style-name="P3"/>
      <text:p text:style-name="P3">1. <text:span text:style-name="T2">S </text:span><text:span text:style-name="T5">n</text:span>: Set the value of the integer variable to <text:span text:style-name="T5">n</text:span>, where <text:span text:style-name="T5">n</text:span> is an integer. </text:p>
      <text:p text:style-name="P3">2. <text:span text:style-name="T2">A </text:span><text:span text:style-name="T5">n</text:span>: Add <text:span text:style-name="T5">n</text:span> to the value of the integer variable, where <text:span text:style-name="T5">n</text:span> is an integer. </text:p>
      <text:p text:style-name="P14">3. <text:span text:style-name="T2">D </text:span><text:span text:style-name="T5">n</text:span>: Subtract <text:span text:style-name="T5">n</text:span> from the value of the integer variable, where <text:span text:style-name="T5">n</text:span> is an integer.</text:p>
      <text:p text:style-name="P15">4. <text:span text:style-name="T2">B</text:span>: Block this simulated process. </text:p>
      <text:p text:style-name="P3">5. <text:span text:style-name="T2">E</text:span>: Terminate this simulated process. </text:p>
      <text:p text:style-name="P5">6. <text:span text:style-name="T2">F</text:span> <text:span text:style-name="T5">n</text:span>: Create a new simulated process. The new (simulated) process is an exact copy of the parent (simulated) process. The new (simulated) process executes from the instruction immediately after this (<text:span text:style-name="T2">F</text:span>) instruction, while the parent (simulated) process continues its execution <text:span text:style-name="T6">n</text:span> instructions after the next instruction. </text:p>
      <text:p text:style-name="P4">7. <text:span text:style-name="T2">R</text:span> <text:span text:style-name="T5">filename</text:span>: Replace the program of the simulated process with the program in the file filename, and set program counter to the first instruction of this new program. </text:p>
      <text:p text:style-name="P3"/>
      <text:p text:style-name="P3">An example of a program for a simulated is as follows: </text:p>
      <text:p text:style-name="P3"/>
      <text:p text:style-name="P3"><text:tab/><text:tab/><text:span text:style-name="T8">S </text:span>1000 </text:p>
      <text:p text:style-name="P3"><text:tab/><text:tab/><text:span text:style-name="T8">A </text:span>19 </text:p>
      <text:p text:style-name="P3"><text:tab/><text:tab/><text:span text:style-name="T8">A </text:span>20 </text:p>
      <text:p text:style-name="P3"><text:tab/><text:tab/><text:span text:style-name="T8">D </text:span>53 </text:p>
      <text:p text:style-name="P3"><text:tab/><text:tab/><text:span text:style-name="T8">A </text:span>55 </text:p>
      <text:p text:style-name="P3"><text:soft-page-break/><text:tab/><text:tab/><text:span text:style-name="T8">F </text:span>1 </text:p>
      <text:p text:style-name="P3"><text:span text:style-name="T8"><text:tab/><text:tab/>R </text:span>file a </text:p>
      <text:p text:style-name="P3"><text:span text:style-name="T8"><text:tab/><text:tab/>F </text:span>1 </text:p>
      <text:p text:style-name="P3"><text:span text:style-name="T8"><text:tab/><text:tab/>R </text:span>file b </text:p>
      <text:p text:style-name="P3"><text:span text:style-name="T8"><text:tab/><text:tab/>F </text:span>1 </text:p>
      <text:p text:style-name="P3"><text:span text:style-name="T8"><text:tab/><text:tab/>R </text:span>file c </text:p>
      <text:p text:style-name="P3"><text:span text:style-name="T8"><text:tab/><text:tab/>F </text:span>1 </text:p>
      <text:p text:style-name="P3"><text:span text:style-name="T8"><text:tab/><text:tab/>R </text:span>file d </text:p>
      <text:p text:style-name="P3"><text:span text:style-name="T8"><text:tab/><text:tab/>F </text:span>1 </text:p>
      <text:p text:style-name="P3"><text:span text:style-name="T8"><text:tab/><text:tab/>R </text:span>file e </text:p>
      <text:p text:style-name="P3"/>
      <text:p text:style-name="P3">You may store the program of a simulated process in an array, with one array entry for each instruction. </text:p>
      <text:p text:style-name="P3"/>
      <text:p text:style-name="P3"><text:span text:style-name="T1">Process Manager Process</text:span> </text:p>
      <text:p text:style-name="P3"/>
      <text:p text:style-name="P4">The process manager process simulates five process management functions: creation of new (simulated) processes, replacing the current process image of a simulated process with a new process image, management of process state transitions, process scheduling, and context switching. In addition, 1t spawns a reporter process whenever it needs to print out the state of the system. </text:p>
      <text:p text:style-name="P3"/>
      <text:p text:style-name="P11">The process manager creates the first simulated process (process id = 0). Program for this <text:s/>process is read from a file (filename: <text:span text:style-name="T5">init</text:span>) . This is the only simulated process created by the process manager on its own <text:span text:style-name="T15">(main.c: </text:span><text:span text:style-name="T19">435</text:span><text:span text:style-name="T15">)</text:span>. <text:s/>All other simulated processes are created 1n response to the execution of the <text:span text:style-name="T2">F</text:span> instruction <text:span text:style-name="T15">(main.</text:span><text:span text:style-name="T19">c: 502</text:span><text:span text:style-name="T15">)</text:span>. </text:p>
      <text:p text:style-name="P3"><text:s text:c="2"/></text:p>
      <text:p text:style-name="P15"><text:span text:style-name="T1">Process manager: Data structures</text:span> </text:p>
      <text:p text:style-name="P16"/>
      <text:p text:style-name="P7">The process manager maintains six data structures: <text:span text:style-name="T5">Time</text:span>, <text:span text:style-name="T5">Cpu</text:span>, <text:span text:style-name="T5">PcbTable</text:span>, <text:span text:style-name="T5">ReadyState</text:span>, <text:span text:style-name="T5">BlockedState</text:span>, and <text:span text:style-name="T5">RunningState</text:span>. <text:span text:style-name="T5">Time</text:span> is an integer variable initialized to zero. <text:span text:style-name="T5">Cpu</text:span> is used to simulate the execution of a simulated process that is in running state. It should include data members to store a pointer to the program array, current program counter value, integer value, and time slice of that simulated process. In addition, it should store <text:s/>the number of time units used so far in the current time slice <text:span text:style-name="T15">(main.c: 43- 50)</text:span>. </text:p>
      <text:p text:style-name="P16"/>
      <text:p text:style-name="P7"><text:span text:style-name="T5">PcbTable</text:span> is an array with one entry for every simulated process that hasn't finished its execution yet. Each entry should include data members to store process id, parent process id, a pointer to program counter value (initially 0), integer value, priority, state, start time, and CPU time used so far <text:span text:style-name="T15">(main.c: 52- 64)</text:span>. </text:p>
      <text:p text:style-name="P16"/>
      <text:p text:style-name="P10"><text:span text:style-name="T5">ReadyState</text:span> stores all simulated processes (<text:span text:style-name="T5">PcbTable</text:span> indices) that are ready to run. This can be implemented using a queue or priority queue data structure <text:span text:style-name="T15">(main.c: </text:span><text:span text:style-name="T18">66</text:span><text:span text:style-name="T15">- </text:span><text:span text:style-name="T18">70,414</text:span><text:span text:style-name="T15">)</text:span>. </text:p>
      <text:p text:style-name="P6"/>
      <text:p text:style-name="P10"><text:span text:style-name="T5">BlockedState</text:span> stores all processes (<text:span text:style-name="T5">PcbTable</text:span> indices) that are currently blocked. This can be implemented using a queue data structure <text:span text:style-name="T15">(main.c: </text:span><text:span text:style-name="T18">66</text:span><text:span text:style-name="T15">- </text:span><text:span text:style-name="T18">70,415</text:span><text:span text:style-name="T15">)</text:span>.. </text:p>
      <text:p text:style-name="P6"/>
      <text:p text:style-name="P10">Finally, <text:span text:style-name="T5">RunningState</text:span> stores the PcbTable index of the currently running simulated process <text:span text:style-name="T15">(main.c: </text:span><text:span text:style-name="T18">66</text:span><text:span text:style-name="T15">- </text:span><text:span text:style-name="T18">70,416</text:span><text:span text:style-name="T15">)</text:span>.</text:p>
      <text:p text:style-name="P16"/>
      <text:p text:style-name="P13">Process manager: Processing input commands</text:p>
      <text:p text:style-name="P16"><text:s/></text:p>
      <text:p text:style-name="P11">After creating the first process and initializing all its data structures, the process manager repeatedly receives and processes one command at a time from the commander process (read via the pipe). <text:s/>On receiving a <text:span text:style-name="T2">Q</text:span> command, the process manager executes the next instruction of the currently running simulated process, increments program counter value (except for <text:span text:style-name="T2">F</text:span> or <text:span text:style-name="T2">R</text:span> instructions) <text:span text:style-name="T4">(main.c: 447-519)</text:span>, increments <text:span text:style-name="T7">T</text:span><text:span text:style-name="T5">ime</text:span>, and then performs scheduling <text:span text:style-name="T15">(main.c: </text:span><text:span text:style-name="T19">522-632</text:span><text:span text:style-name="T15">)</text:span>. Note that scheduling may involve performing context switching. </text:p>
      <text:p text:style-name="P12"/>
      <text:p text:style-name="P10"><text:soft-page-break/>On receiving a <text:span text:style-name="T2">U</text:span> command, the process manager moves the first simulated process in the blocked queue to the ready state queue array <text:span text:style-name="T3">(</text:span><text:span text:style-name="T2">main.c: 572-580</text:span><text:span text:style-name="T3">)</text:span>. On receiving a <text:span text:style-name="T2">P</text:span> command, the process manager spawns a new reporter process. On receiving a <text:span text:style-name="T2">T</text:span> command, the process manager first spawns a reporter process and then terminates after termination of the reporter process <text:span text:style-name="T2">(main.c: 607-625)</text:span>. The process manager ensures that no more than one reporter process <text:span text:style-name="T9">i</text:span>s running at any moment . </text:p>
      <text:p text:style-name="P4"/>
      <text:p text:style-name="P13">Process manager: Executing simulated processes</text:p>
      <text:p text:style-name="P16"><text:s/></text:p>
      <text:p text:style-name="P4">The process manager executes the next instruction of the currently running simulated process on receiving a <text:span text:style-name="T2">Q</text:span> command from the commander process. Note that this execution is completely confined to the <text:span text:style-name="T5">Cpu</text:span> data structure, <text:span text:style-name="T10">i</text:span>.e. <text:span text:style-name="T5">PcbTable</text:span> is not accessed. </text:p>
      <text:p text:style-name="P3"/>
      <text:p text:style-name="P8">Instructions <text:span text:style-name="T2">S</text:span>, <text:span text:style-name="T2">A</text:span> and <text:span text:style-name="T2">D</text:span> update the integer value stored in <text:span text:style-name="T5">Cpu </text:span><text:span text:style-name="T15">(main.c: </text:span><text:span text:style-name="T16">471, 476</text:span><text:span text:style-name="T15">, </text:span><text:span text:style-name="T16">481</text:span><text:span text:style-name="T15">)</text:span>. Instruction <text:span text:style-name="T2">B</text:span> moves the currently running simulated process to the blocked state and moves a process from the ready state to the running state . This will result in a context switch <text:span text:style-name="T15">(main.c: </text:span><text:span text:style-name="T16">486, 487, 489)</text:span>. Instruction <text:span text:style-name="T2">E</text:span> terminates the currently running simulated process, frees up all memory (e.g. programarray) associated with that process and updates the PcbTable <text:span text:style-name="T15">(main.c: </text:span><text:span text:style-name="T16">493)</text:span>. A simulated process from the ready state 1s moved to running state. This also results in a context switch. </text:p>
      <text:p text:style-name="P3"/>
      <text:p text:style-name="P9">Instruction <text:span text:style-name="T2">F</text:span> results in the creation of a new simulated process. <text:s/>A new entry is created in the <text:span text:style-name="T5">PcbTable</text:span> for this new simulated process. A new (unique) process id 1s assigned and the parent process id is process id of the parent simulated process <text:span text:style-name="T15">(main.c: </text:span><text:span text:style-name="T16">502)</text:span>. Start time is set to the current 7ime value and CPU time used so far is set to 0. The program array and integer value of the new simulated process are a copy of the program array and integer value of the parent simulated process. The new simulated process has the same priority as the parent simulated process. The program counter value of the new simulated process is set to the instruction immediately after the <text:span text:style-name="T2">F</text:span> instruction, while the program counter value of the of the parent simulated process is set to n instructions after the next instruction (instruction immediately after <text:span text:style-name="T2">F</text:span>. The new simulated process is created in the ready state <text:span text:style-name="T15">(main.c: </text:span><text:span text:style-name="T17">132-154</text:span><text:span text:style-name="T16">)</text:span>. </text:p>
      <text:p text:style-name="P3"/>
      <text:p text:style-name="P4">Finally, the <text:span text:style-name="T2">R</text:span> instruction results in replacing the process image of the currently running simulated process. Its program array 1s overwritten by the code in file filename, program counter value is set to 0, and integer value is undefined. Note that all these changes are made only in the <text:span text:style-name="T5">Cpu</text:span> data structure. Process id, parent process id, start time, CPU time used so far, state, and priority remain unchanged <text:span text:style-name="T3">(</text:span><text:span text:style-name="T2">main.c: 5</text:span><text:span text:style-name="T3">10</text:span><text:span text:style-name="T2">-</text:span><text:span text:style-name="T3">513)</text:span>. </text:p>
      <text:p text:style-name="P3"/>
      <text:p text:style-name="P13">Process manager: Scheduling</text:p>
      <text:p text:style-name="P16"><text:s/></text:p>
      <text:p text:style-name="P9">The process manager also implements a scheduling policy. You may experiment with a scheduling policy of multiple queues with priority classes. In this policy, the first simulated process (created by the process manager) <text:span text:style-name="T1">starts</text:span> with priority 0 (highest priority). There are a maximum of four priority classes. Time slice (quantum size) for priority class 0 is 1 unit of time; time slice for priority class 1 is 2 units of time; time slice for priority class 2 is 4 units of time; and time slice for priority class 3 is 8 units of time <text:span text:style-name="T11">(main.c: 420-423)</text:span>. If arunning process uses its time slice completely, it is preempted and its priority is lowered <text:span text:style-name="T11">(main.c: </text:span><text:span text:style-name="T12">554 ,556)</text:span>. If a running process blocks before its allocated quantum expires, its priority <text:span text:style-name="T9">i</text:span>s raised. </text:p>
      <text:p text:style-name="P3"/>
      <text:p text:style-name="P3"><text:span text:style-name="T1">Process manager: Context Switching</text:span> </text:p>
      <text:p text:style-name="P3"/>
      <text:p text:style-name="P9">Context switching involves copying the state of the currently running simulated process from Cpu to PcbTable (unless this process has completed its execution) <text:span text:style-name="T11">(main.c: </text:span><text:span text:style-name="T12">212-216)</text:span>, and copying the state of the newly scheduled simulated process from PcbTable to Cpu <text:span text:style-name="T11">(main.c: </text:span><text:span text:style-name="T12">221-230)</text:span> . </text:p>
      <text:p text:style-name="P3"><text:soft-page-break/></text:p>
      <text:p text:style-name="P3"><text:span text:style-name="T1">Reporter Process</text:span> </text:p>
      <text:p text:style-name="P3"/>
      <text:p text:style-name="P10">The reporter process prints the current state of the system on the standard output and then terminates <text:span text:style-name="T11">(main.c:</text:span><text:span text:style-name="T13">357-377) </text:span>. The output from the reporter process appears as follows: </text:p>
      <text:p text:style-name="P3"/>
      <text:p text:style-name="P3"/>
      <text:p text:style-name="P3"/>
      <text:p text:style-name="P3"/>
      <text:p text:style-name="P3">**************************************************************************</text:p>
      <text:p text:style-name="P3">The current system state 1s as follows: </text:p>
      <text:p text:style-name="P3">**************************************************************************</text:p>
      <text:p text:style-name="P3">CURRENT TIME: <text:span text:style-name="T5">time</text:span> </text:p>
      <text:p text:style-name="P3"/>
      <text:p text:style-name="P3">RUNNING PROCESS: </text:p>
      <text:p text:style-name="P3">pid, ppid, priority, value, start time, CPU time used so far </text:p>
      <text:p text:style-name="P3"/>
      <text:p text:style-name="P3">BLOCKED PROCESSES: </text:p>
      <text:p text:style-name="P3">Queue of blocked processes: </text:p>
      <text:p text:style-name="P3">pid, ppid, priority, value, start time, CPU time used so far </text:p>
      <text:p text:style-name="P3">...</text:p>
      <text:p text:style-name="P3">pid, ppid, priority, value, start time, CPU time used so far </text:p>
      <text:p text:style-name="P3"/>
      <text:p text:style-name="P3">PROCESSES READY TO EXECUTE: </text:p>
      <text:p text:style-name="P3">Queue of processes with priority 0: </text:p>
      <text:p text:style-name="P3">pid, ppid, value, start time, CPU time used so far </text:p>
      <text:p text:style-name="P3">pid, ppid, value, start time, CPU time used so far </text:p>
      <text:p text:style-name="P3">...</text:p>
      <text:p text:style-name="P3">...</text:p>
      <text:p text:style-name="P3">Queue of processes with priority 3: </text:p>
      <text:p text:style-name="P3">pid, ppid, value, start time, CPU time used so far </text:p>
      <text:p text:style-name="P3">pid, ppid, value, start time, CPU time used so far </text:p>
      <text:p text:style-name="P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PE"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P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5-11T19:15:56.647555329</dc:date>
    <meta:editing-duration>PT22M8S</meta:editing-duration>
    <meta:editing-cycles>3</meta:editing-cycles>
    <meta:document-statistic meta:table-count="0" meta:image-count="0" meta:object-count="0" meta:page-count="4" meta:paragraph-count="88" meta:word-count="1671" meta:character-count="10463" meta:non-whitespace-character-count="8763"/>
  </office:meta>
</office:document-meta>
</file>